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/>
    </style:style>
    <style:style style:name="T3" style:parent-style-name="Policepardéfaut" style:family="text">
      <style:text-properties style:font-name="Arial"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Arial"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fo:font-size="16pt" style:font-size-asian="16pt" style:font-size-complex="16pt"/>
    </style:style>
    <style:style style:name="P6" style:parent-style-name="Standard" style:family="paragraph">
      <style:text-properties style:font-name="Arial" fo:font-style="italic" style:font-style-asian="italic" style:font-style-complex="italic" fo:font-size="14pt" style:font-size-asian="14pt" style:font-size-complex="14pt"/>
    </style:style>
    <style:style style:name="P7" style:parent-style-name="Standard" style:family="paragraph">
      <style:text-properties style:font-name="Arial" fo:font-size="16pt" style:font-size-asian="16pt" style:font-size-complex="16pt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size="16pt" style:font-size-asian="16pt" style:font-size-complex="16pt"/>
    </style:style>
    <style:style style:name="T14" style:parent-style-name="Policepardéfaut" style:family="text">
      <style:text-properties style:font-name="Arial" fo:font-weight="bold" style:font-weight-asian="bold" style:font-weight-complex="bold"/>
    </style:style>
    <style:style style:name="T15" style:parent-style-name="Policepardéfaut" style:family="text">
      <style:text-properties style:font-name="Arial" fo:font-weight="bold" style:font-weight-asian="bold" style:font-weight-complex="bold"/>
    </style:style>
    <style:style style:name="T16" style:parent-style-name="Policepardéfaut" style:family="text">
      <style:text-properties style:font-name="Arial" fo:font-weight="bold" style:font-weight-asian="bold" style:font-weight-complex="bold"/>
    </style:style>
    <style:style style:name="T17" style:parent-style-name="Policepardéfaut" style:family="text">
      <style:text-properties style:font-name="Arial" fo:font-weight="bold" style:font-weight-asian="bold" style:font-weight-complex="bold"/>
    </style:style>
    <style:style style:name="T18" style:parent-style-name="Policepardéfaut" style:family="text">
      <style:text-properties style:font-name="Arial" fo:font-weight="bold" style:font-weight-asian="bold" style:font-weight-complex="bold"/>
    </style:style>
    <style:style style:name="P19" style:parent-style-name="Standard" style:family="paragraph">
      <style:text-properties style:font-name="Arial" fo:font-style="italic" style:font-style-asian="italic" style:font-style-complex="italic" fo:font-size="14pt" style:font-size-asian="14pt" style:font-size-complex="14pt"/>
    </style:style>
    <style:style style:name="P20" style:parent-style-name="Standard" style:family="paragraph">
      <style:text-properties style:font-name="Arial" fo:font-style="italic" style:font-style-asian="italic" style:font-style-complex="italic" fo:font-size="14pt" style:font-size-asian="14pt" style:font-size-complex="14pt"/>
    </style:style>
    <style:style style:name="P21" style:parent-style-name="Standard" style:family="paragraph">
      <style:text-properties style:font-name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Arial"/>
    </style:style>
    <style:style style:name="T23" style:parent-style-name="Policepardéfaut" style:family="text">
      <style:text-properties style:font-name="Arial" fo:font-style="italic" style:font-style-asian="italic" style:font-style-complex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="Arial" fo:font-size="15pt" style:font-size-asian="15pt" style:font-size-complex="15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Arial" fo:font-size="16pt" style:font-size-asian="16pt" style:font-size-complex="16pt"/>
    </style:style>
    <style:style style:name="P26" style:parent-style-name="Standard" style:family="paragraph">
      <style:text-properties style:font-name="Arial" fo:font-style="italic" style:font-style-asian="italic" style:font-style-complex="italic" fo:font-size="14pt" style:font-size-asian="14pt" style:font-size-complex="14pt"/>
    </style:style>
    <style:style style:name="P27" style:parent-style-name="Standard" style:family="paragraph">
      <style:text-properties style:font-name="Arial" fo:font-size="16pt" style:font-size-asian="16pt" style:font-size-complex="16pt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weight="bold" style:font-weight-asian="bold" style:font-weight-complex="bold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font-weight="bold" style:font-weight-asian="bold" style:font-weight-complex="bold"/>
    </style:style>
    <style:style style:name="P33" style:parent-style-name="Standard" style:family="paragraph">
      <style:text-properties style:font-name="Arial" fo:font-size="16pt" style:font-size-asian="16pt" style:font-size-complex="16pt"/>
    </style:style>
    <style:style style:name="T34" style:parent-style-name="Policepardéfaut" style:family="text">
      <style:text-properties style:font-name="Arial" fo:font-weight="bold" style:font-weight-asian="bold" style:font-weight-complex="bold"/>
    </style:style>
    <style:style style:name="T35" style:parent-style-name="Policepardéfaut" style:family="text">
      <style:text-properties style:font-name="Arial" fo:font-weight="bold" style:font-weight-asian="bold" style:font-weight-complex="bold"/>
    </style:style>
    <style:style style:name="T36" style:parent-style-name="Policepardéfaut" style:family="text">
      <style:text-properties style:font-name="Arial" fo:font-weight="bold" style:font-weight-asian="bold" style:font-weight-complex="bold"/>
    </style:style>
  </office:automatic-styles>
  <office:body>
    <office:text text:use-soft-page-breaks="true">
      <text:p text:style-name="P1">Jeudi 05/08</text:p>
      <text:p text:style-name="P2"/>
      <text:p text:style-name="Standard"><text:span text:style-name="T3">Matin </text:span><text:span text:style-name="T4">:</text:span></text:p>
      <text:p text:style-name="P5"/>
      <text:p text:style-name="P6">- test de la prise de mesure avec l’ad7714. L’adc 16-bit admet une forte variations sur la mesure et les mesure sont précise à +/- 3ppm pour le CO et +/- 20ppm pour le CO2.</text:p>
      <text:p text:style-name="P7"/>
      <text:p text:style-name="P8">Rmq :</text:p>
      <text:p text:style-name="P9"/>
      <text:p text:style-name="P10">→ L’ad7714 est plus stable,<text:s/>variation de 0.5ppm pour le CO et 5ppm pour le CO2. En revanche la précision est à revoir. Problème dans la tension de référence de 2.5V à vide mais 1.5V en fonctionnement.</text:p>
      <text:p text:style-name="P11"/>
      <text:p text:style-name="P12">→ La tension d’alimentation de l’Arduino est très peu stable (variation de quelques millivolts, il faut ajouter un circuit stabilisateur de tension avec une diode zener.</text:p>
      <text:p text:style-name="P13"/>
      <text:p text:style-name="Standard"><text:span text:style-name="T14"><text:s/>Reste à faire:</text:span></text:p>
      <text:p text:style-name="Standard"><text:span text:style-name="T15">→ modifier la tension de référence pour qu’elle soit stable à 2.5V</text:span></text:p>
      <text:p text:style-name="Standard"><text:span text:style-name="T16">→ ajouter un circuit de stabilisation de tension avec diode zener</text:span></text:p>
      <text:p text:style-name="Standard"><text:span text:style-name="T17">→ refaire la compa</text:span><text:span text:style-name="T18">rison ADC16-bits, ad7714 ensuite<text:s/></text:span></text:p>
      <text:p text:style-name="Normal"/>
      <text:p text:style-name="P19">- étanchéification du boitier essaie 2 (aucune<text:s/>remarque)</text:p>
      <text:p text:style-name="P20"/>
      <text:p text:style-name="P21">LUNDI 09/08</text:p>
      <text:p text:style-name="P22"/>
      <text:p text:style-name="Standard"><text:span text:style-name="T23">Matin </text:span><text:span text:style-name="T24">:</text:span></text:p>
      <text:p text:style-name="P25"/>
      <text:p text:style-name="P26">- test adc avec tension d’alimentation stabilisée sur une tension de mesure stable. Puis sur le signal de mesure des capteurs alphasense.</text:p>
      <text:p text:style-name="P27"/>
      <text:p text:style-name="P28">Rmq :</text:p>
      <text:p text:style-name="P29"/>
      <text:p text:style-name="P30">→ la mesure de l’adc sur une tension stable est très bonne, variation d’un digit = -+100uV. En revanche le signal des capteurs alphasense est peu variable à +-1mV. Cette variation de 1mV se traduit par une variation de la mesure finale de 2.5ppm. La variation de la mesure n’est donc pas du à l’adc mais au capteur eux-mêmes.</text:p>
      <text:p text:style-name="P31"/>
      <text:p text:style-name="P32">→ L’instabilité de la tension d’alimentation à un fort impact sur la stabilité de la mesure.</text:p>
      <text:p text:style-name="P33"/>
      <text:p text:style-name="Standard"><text:span text:style-name="T34"><text:s/>Reste à faire:</text:span></text:p>
      <text:p text:style-name="Standard"><text:span text:style-name="T35">→ caractérisé l</text:span><text:span text:style-name="T36">’impact d’une tension d’alimentation peu stable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0" fo:orphans="0" fo:margin-bottom="0in" fo:line-height="100%"/>
      <style:text-properties style:font-name="Liberation Serif" style:font-name-asian="Segoe UI" style:font-name-complex="Tahoma" fo:color="#000000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çois Lepetit-Aimon</dc:creator>
    <meta:creation-date>2021-08-05T08:22:00Z</meta:creation-date>
    <dc:date>2021-08-09T10:40:00Z</dc:date>
    <meta:template xlink:href="Normal" xlink:type="simple"/>
    <meta:editing-cycles>5</meta:editing-cycles>
    <meta:editing-duration>PT4080S</meta:editing-duration>
    <meta:document-statistic meta:page-count="1" meta:paragraph-count="3" meta:word-count="231" meta:character-count="1503" meta:row-count="10" meta:non-whitespace-character-count="1275"/>
  </office:meta>
</office:document-meta>
</file>